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9.414cm" svg:height="10.5cm" svg:x="5.793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663cm" svg:height="4.5cm" svg:x="5.159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3cm" svg:height="1.5cm" svg:x="4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cm" svg:height="7.5cm" svg:x="8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91cm" svg:height="5cm" svg:x="16.45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246cm" svg:height="2.175cm" svg:x="15.5cm" svg:y="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291cm" svg:height="5cm" svg:x="4.229cm" svg:y="6.9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246cm" svg:height="2.175cm" svg:x="3.254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hristian Specht</meta:initial-creator>
    <meta:creation-date>2011-12-16T20:37:51.30</meta:creation-date>
    <dc:date>2011-12-16T21:29:40.62</dc:date>
    <dc:creator>Christian Specht</dc:creator>
    <meta:editing-duration>PT00H51M49S</meta:editing-duration>
    <meta:editing-cycles>5</meta:editing-cycles>
    <meta:generator>OpenOffice.org/3.2$Win32 OpenOffice.org_project/320m18$Build-9502</meta:generator>
    <meta:document-statistic meta:object-count="8"/>
  </office:meta>
</office:document-meta>
</file>